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D990000043C164123EF.png" manifest:media-type="image/png"/>
  <manifest:file-entry manifest:full-path="Pictures/1000000000000320000000FA2B55EEC0.png" manifest:media-type="image/png"/>
  <manifest:file-entry manifest:full-path="Pictures/10000000000005D0000005D09DBD6ABB.jpg" manifest:media-type="image/jpeg"/>
  <manifest:file-entry manifest:full-path="Pictures/100002010000018300000133F3219814.png" manifest:media-type="image/png"/>
  <manifest:file-entry manifest:full-path="Pictures/100000000000171200000889975FF61B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1cm" fo:min-width="0cm"/>
    </style:style>
    <style:style style:name="gr2" style:family="graphic" style:parent-style-name="objectwithoutfill">
      <style:graphic-properties svg:stroke-width="0.102cm" draw:marker-start-width="0.509cm" draw:marker-end-width="0.509cm" svg:stroke-opacity="65%" draw:fill="none" draw:textarea-vertical-align="middle" fo:padding-top="0.176cm" fo:padding-bottom="0.176cm" fo:padding-left="0.301cm" fo:padding-right="0.301cm"/>
    </style:style>
    <style:style style:name="gr3" style:family="graphic" style:parent-style-name="standard">
      <style:graphic-properties draw:stroke="none" svg:stroke-color="#000000" draw:fill="none" draw:fill-color="#ffffff" fo:min-height="0.381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text-properties style:font-name="Droid Sans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color="#000000" style:font-name="Courier 10 Pitch1" fo:font-size="14pt" fo:font-style="italic" style:font-size-asian="14pt" style:font-style-asian="italic" style:font-size-complex="14pt" style:font-style-complex="italic"/>
    </style:style>
    <style:style style:name="T1" style:family="text">
      <style:text-properties style:font-name="Droid Sans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2" style:family="text">
      <style:text-properties fo:color="#000000" style:font-name="Courier 10 Pitch1"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699cm" svg:height="1.651cm" svg:x="1.026cm" svg:y="1.128cm">
          <draw:text-box>
            <text:p><text:span text:style-name="T1">Beni Confiscati a Catania</text:span></text:p>
          </draw:text-box>
        </draw:frame>
        <draw:line draw:style-name="gr2" draw:text-style-name="P2" draw:layer="layout" svg:x1="1.153cm" svg:y1="2.525cm" svg:x2="16.266cm" svg:y2="2.398cm">
          <text:p/>
        </draw:line>
        <draw:frame draw:style-name="gr3" draw:text-style-name="P3" draw:layer="layout" svg:width="17.018cm" svg:height="0.827cm" svg:x="1.127cm" svg:y="2.46cm">
          <draw:text-box>
            <text:p><text:span text:style-name="T2">30 Ottobre 2015 – Piazza Manganelli - Catania</text:span></text:p>
          </draw:text-box>
        </draw:frame>
        <draw:frame draw:style-name="gr4" draw:text-style-name="P2" draw:layer="layout" svg:width="3.429cm" svg:height="1.27cm" svg:x="16.367cm" svg:y="1.127cm">
          <draw:image xlink:href="Pictures/100000000000171200000889975FF61B.jpg" xlink:type="simple" xlink:show="embed" xlink:actuate="onLoad">
            <text:p/>
          </draw:image>
        </draw:frame>
        <draw:frame draw:style-name="gr4" draw:text-style-name="P2" draw:layer="layout" svg:width="3.226cm" svg:height="2.54cm" svg:x="1.965cm" svg:y="3.413cm">
          <draw:image xlink:href="Pictures/100002010000018300000133F3219814.png" xlink:type="simple" xlink:show="embed" xlink:actuate="onLoad">
            <text:p/>
          </draw:image>
        </draw:frame>
        <draw:frame draw:style-name="gr4" draw:text-style-name="P2" draw:layer="layout" svg:width="2.54cm" svg:height="2.54cm" svg:x="6.08cm" svg:y="3.794cm">
          <draw:image xlink:href="Pictures/10000000000005D0000005D09DBD6ABB.jpg" xlink:type="simple" xlink:show="embed" xlink:actuate="onLoad">
            <text:p/>
          </draw:image>
        </draw:frame>
        <draw:frame draw:style-name="gr4" draw:text-style-name="P2" draw:layer="layout" svg:width="4.826cm" svg:height="1.282cm" svg:x="10.017cm" svg:y="4.556cm">
          <draw:image xlink:href="Pictures/1000000000000320000000FA2B55EEC0.png" xlink:type="simple" xlink:show="embed" xlink:actuate="onLoad">
            <text:p/>
          </draw:image>
        </draw:frame>
        <draw:frame draw:style-name="gr4" draw:text-style-name="P2" draw:layer="layout" svg:width="4.521cm" svg:height="1.397cm" svg:x="15.479cm" svg:y="3.54cm">
          <draw:image xlink:href="Pictures/1000020100000D990000043C164123EF.png" xlink:type="simple" xlink:show="embed" xlink:actuate="onLoad">
            <text:p/>
          </draw:image>
        </draw:frame>
        <draw:line draw:style-name="gr5" draw:text-style-name="P2" draw:layer="layout" svg:x1="1cm" svg:y1="13.7cm" svg:x2="20cm" svg:y2="13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8T11:37:42.650934960</meta:creation-date>
    <dc:date>2015-10-08T21:53:30.423866369</dc:date>
    <meta:editing-duration>P0D</meta:editing-duration>
    <meta:editing-cycles>2</meta:editing-cycles>
    <meta:generator>LibreOffice/4.2.8.2$Linux_X86_64 LibreOffice_project/420m0$Build-2</meta:generator>
    <meta:document-statistic meta:object-count="9"/>
  </office:meta>
</office:document-meta>
</file>